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ff9d7" officeooo:paragraph-rsid="0012ffd4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Preformatted_20_Text">
      <style:text-properties officeooo:rsid="000ff9d7" officeooo:paragraph-rsid="000ff9d7"/>
    </style:style>
    <style:style style:name="P4" style:family="paragraph" style:parent-style-name="Preformatted_20_Text">
      <style:text-properties fo:color="#c9211e" loext:opacity="100%" officeooo:paragraph-rsid="00118d69"/>
    </style:style>
    <style:style style:name="P5" style:family="paragraph" style:parent-style-name="Preformatted_20_Text">
      <style:text-properties style:font-name="Liberation Mono" fo:font-size="10pt" fo:font-weight="normal" officeooo:rsid="000ff9d7" officeooo:paragraph-rsid="001203c4" style:font-name-asian="Noto Sans Mono CJK SC" style:font-size-asian="10pt" style:font-weight-asian="normal" style:font-name-complex="Liberation Mono" style:font-size-complex="10pt" style:font-weight-complex="normal"/>
    </style:style>
    <style:style style:name="P6" style:family="paragraph" style:parent-style-name="Preformatted_20_Text">
      <style:text-properties style:font-name="Liberation Mono" fo:font-size="10pt" fo:font-weight="normal" officeooo:rsid="000ff9d7" officeooo:paragraph-rsid="001203c4" style:font-name-asian="Noto Sans Mono CJK SC" style:font-size-asian="10pt" style:font-weight-asian="normal" style:font-name-complex="Liberation Mono" style:font-size-complex="10pt" style:font-weight-complex="normal"/>
    </style:style>
    <style:style style:name="P7" style:family="paragraph" style:parent-style-name="Standard">
      <style:text-properties fo:font-weight="bold" officeooo:rsid="000ff9d7" officeooo:paragraph-rsid="000ff9d7" style:font-weight-asian="bold" style:font-weight-complex="bold"/>
    </style:style>
    <style:style style:name="P8" style:family="paragraph" style:parent-style-name="Standard">
      <style:text-properties fo:font-size="10pt" fo:font-weight="normal" officeooo:rsid="000ff9d7" officeooo:paragraph-rsid="001203c4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officeooo:rsid="000ff9d7" officeooo:paragraph-rsid="00125c51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fo:font-weight="bold" officeooo:rsid="001203c4" officeooo:paragraph-rsid="001203c4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Liberation Mono" fo:font-size="10pt" fo:font-weight="normal" officeooo:rsid="000ff9d7" officeooo:paragraph-rsid="00125c51" style:font-name-asian="Noto Sans Mono CJK SC" style:font-size-asian="10pt" style:font-weight-asian="normal" style:font-name-complex="Liberation Mono" style:font-size-complex="10pt" style:font-weight-complex="normal"/>
    </style:style>
    <style:style style:name="P12" style:family="paragraph" style:parent-style-name="Standard">
      <style:text-properties style:font-name="Liberation Mono" fo:font-weight="normal" officeooo:rsid="000ff9d7" officeooo:paragraph-rsid="00125c51" style:font-weight-asian="normal" style:font-weight-complex="normal"/>
    </style:style>
    <style:style style:name="P13" style:family="paragraph" style:parent-style-name="Standard">
      <style:text-properties style:font-name="Liberation Mono" fo:font-size="10pt" fo:font-weight="normal" officeooo:rsid="000ff9d7" officeooo:paragraph-rsid="00125c51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Liberation Mono" fo:font-size="10pt" fo:font-weight="normal" officeooo:rsid="000ff9d7" officeooo:paragraph-rsid="001203c4" style:font-name-asian="Noto Sans Mono CJK SC" style:font-size-asian="10pt" style:font-weight-asian="normal" style:font-name-complex="Liberation Mono" style:font-size-complex="10pt" style:font-weight-complex="normal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100ac7"/>
    </style:style>
    <style:style style:name="T3" style:family="text">
      <style:text-properties fo:color="#c9211e" loext:opacity="100%" officeooo:rsid="00118d69"/>
    </style:style>
    <style:style style:name="T4" style:family="text">
      <style:text-properties officeooo:rsid="00118d69"/>
    </style:style>
    <style:style style:name="T5" style:family="text">
      <style:text-properties officeooo:rsid="001203c4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Liberation Mono"/>
    </style:style>
    <style:style style:name="T8" style:family="text">
      <style:text-properties style:font-name="Liberation Serif" fo:font-weight="bold" style:font-weight-asian="bold" style:font-weight-complex="bold"/>
    </style:style>
    <style:style style:name="T9" style:family="text">
      <style:text-properties style:font-name="Liberation Serif" fo:font-weight="bold" officeooo:rsid="0014b42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Установка Qemu</text:p>
      <text:p text:style-name="P3">wget https://download.qemu.org/qemu-9.0.0.tar.xz</text:p>
      <text:p text:style-name="P3">tar xvJf qemu-9.0.0.tar.xz</text:p>
      <text:p text:style-name="Preformatted_20_Text">cd qemu-9.0.0</text:p>
      <text:p text:style-name="Preformatted_20_Text"/>
      <text:p text:style-name="P4">sudo apt install pip <text:span text:style-name="Source_20_Text">python3-sphinx ninja-build flex </text:span><text:span text:style-name="Source_20_Text"><text:span text:style-name="T4">bison</text:span></text:span></text:p>
      <text:p text:style-name="P2"><text:span text:style-name="Source_20_Text"><text:span text:style-name="T1">pip install sphinx-rtd-theme</text:span></text:span></text:p>
      <text:p text:style-name="Preformatted_20_Text">./configure</text:p>
      <text:p text:style-name="P2">make -<text:span text:style-name="T4">j10</text:span></text:p>
      <text:p text:style-name="P1"><text:span text:style-name="Source_20_Text"><text:span text:style-name="T8">qemu-img create -f qcow2 ubuntu.qcow </text:span></text:span><text:span text:style-name="Source_20_Text"><text:span text:style-name="T9">100</text:span></text:span><text:span text:style-name="Source_20_Text"><text:span text:style-name="T8">G</text:span></text:span></text:p>
      <text:p text:style-name="P3"/>
      <text:p text:style-name="P3"/>
      <text:p text:style-name="P3"/>
      <text:p text:style-name="P10">Создаем папку </text:p>
      <text:p text:style-name="P5">sudo mkdir sources_<text:span text:style-name="T5">xavier_nx</text:span></text:p>
      <text:p text:style-name="P5">cd sources_<text:span text:style-name="T5">xavier_nx</text:span> </text:p>
      <text:p text:style-name="P12"><text:span text:style-name="T6">Выгружаем проверенную версию ядра Ubuntu L4T (Linux for Tegra) с оф. сайта. Используем 35.5.0 </text:span></text:p>
      <text:p text:style-name="P12"><text:span text:style-name="T6"/></text:p>
      <text:p text:style-name="P13">Driver Package (BSP):</text:p>
      <text:p text:style-name="P9"><text:a xlink:type="simple" xlink:href="https://developer.nvidia.com/downloads/embedded/l4t/r35_release_v5.0/release/jetson_linux_r35.5.0_aarch64.tbz2" text:style-name="Internet_20_link" text:visited-style-name="Visited_20_Internet_20_Link"><text:span text:style-name="T7">https://developer.nvidia.com/downloads/embedded/l4t/r35_release_v5.0/release/jetson_linux_r35.5.0_aarch64.tbz2</text:span></text:a></text:p>
      <text:p text:style-name="P9"/>
      <text:p text:style-name="P13">Sample Root Filesystem:</text:p>
      <text:p text:style-name="P11"><text:a xlink:type="simple" xlink:href="https://developer.nvidia.com/downloads/embedded/l4t/r35_release_v5.0/release/tegra_linux_sample-root-filesystem_r35.5.0_aarch64.tbz2" text:style-name="Internet_20_link" text:visited-style-name="Visited_20_Internet_20_Link"><text:span text:style-name="T7">https://developer.nvidia.com/downloads/embedded/l4t/r35_release_v5.0/release/tegra_linux_sample-root-filesystem_r35.5.0_aarch64.tbz2</text:span></text:a></text:p>
      <text:p text:style-name="P5"/>
      <text:p text:style-name="P14">sudo tar -xjf jetson_linux_r35.5.0_aarch64.tbz2</text:p>
      <text:p text:style-name="P14">cd Linux_for_Tegra/rootfs/ <text:s text:c="6"/></text:p>
      <text:p text:style-name="P14">sudo tar -xjf ../../tegra_linux_sample-root-filesystem_r35.5.0_aarch64.tbz2</text:p>
      <text:p text:style-name="P14">cd ../</text:p>
      <text:p text:style-name="P14">sudo ./apply_binaries.sh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2:50:40.400511246</meta:creation-date>
    <dc:date>2024-06-06T13:37:59.630176324</dc:date>
    <meta:editing-duration>PT36M56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72" meta:character-count="877" meta:non-whitespace-character-count="816"/>
  </office:meta>
</office:document-meta>
</file>